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end" fo:margin-left="0in"/>
      <style:text-properties style:font-name="Arial1"/>
    </style:style>
    <style:style style:name="ce4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2"/>
    <style:style style:name="ce9" style:family="table-cell" style:parent-style-name="Default" style:data-style-name="N118"/>
    <style:style style:name="ce10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Default" style:data-style-name="N121"/>
    <style:style style:name="ce12" style:family="table-cell" style:parent-style-name="Default" style:data-style-name="N119"/>
    <style:style style:name="ce13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Arial1"/>
    </style:style>
  </office:automatic-styles>
  <office:body>
    <office:spreadsheet>
      <table:table table:name="Field of view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Field of view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is module for 3D Stargazer does all the positional transformations of star positions.</text:p>
          </table:table-cell>
          <table:table-cell table:number-columns-repeated="11"/>
        </table:table-row>
        <table:table-row table:style-name="ro1">
          <table:table-cell office:value-type="string">
            <text:p>Some of the position variables are duplicated. I think it is worth it for ease of comprehension and debugging.</text:p>
          </table:table-cell>
          <table:table-cell table:number-columns-repeated="11"/>
        </table:table-row>
        <table:table-row table:style-name="ro1">
          <table:table-cell office:value-type="string">
            <text:p>Inputs:</text:p>
          </table:table-cell>
          <table:table-cell/>
          <table:table-cell office:value-type="string">
            <text:p>star_table, ipd, sd, sw, sh, scale, pan, tilt, zoom, warp, xoffset, zmin</text:p>
          </table:table-cell>
          <table:table-cell table:number-columns-repeated="9"/>
        </table:table-row>
        <table:table-row table:style-name="ro1">
          <table:table-cell office:value-type="string">
            <text:p>Outputs:</text:p>
          </table:table-cell>
          <table:table-cell/>
          <table:table-cell office:value-type="string">
            <text:p>display_table, ra, dec</text:p>
          </table:table-cell>
          <table:table-cell table:number-columns-repeated="9"/>
        </table:table-row>
        <table:table-row table:style-name="ro1">
          <table:table-cell office:value-type="string">
            <text:p>star_table fields:</text:p>
          </table:table-cell>
          <table:table-cell/>
          <table:table-cell office:value-type="string">
            <text:p>id, proper, con, x, y, z, absmag, ci</text:p>
          </table:table-cell>
          <table:table-cell table:number-columns-repeated="9"/>
        </table:table-row>
        <table:table-row table:style-name="ro1">
          <table:table-cell office:value-type="string">
            <text:p>star_table fields used:</text:p>
          </table:table-cell>
          <table:table-cell/>
          <table:table-cell office:value-type="string">
            <text:p>id, x, y, z, absmag</text:p>
          </table:table-cell>
          <table:table-cell table:number-columns-repeated="9"/>
        </table:table-row>
        <table:table-row table:style-name="ro1">
          <table:table-cell office:value-type="string">
            <text:p>display_table fields:</text:p>
          </table:table-cell>
          <table:table-cell/>
          <table:table-cell office:value-type="string">
            <text:p>id, x5, y5, mag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id</text:p>
          </table:table-cell>
          <table:table-cell office:value-type="string">
            <text:p><text:s/>= the database primary key [0..119615]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x</text:p>
          </table:table-cell>
          <table:table-cell office:value-type="string">
            <text:p><text:s/>= star position in the direction of the vernal equinox (at epoch 2000)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<text:s/>= star position in the direction of R.A. 6 hours, declination 0 degrees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z</text:p>
          </table:table-cell>
          <table:table-cell office:value-type="string">
            <text:p><text:s/>= star position in the direction towards the north celestial pole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ag</text:p>
          </table:table-cell>
          <table:table-cell office:value-type="string">
            <text:p><text:s/>= the star's apparent visual magnitude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absmag</text:p>
          </table:table-cell>
          <table:table-cell office:value-type="string">
            <text:p><text:s/>= the star's absolute visual magnitude (its apparent magnitude from a distance of 10 parsecs)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ipd</text:p>
          </table:table-cell>
          <table:table-cell office:value-type="string">
            <text:p><text:s/>= interpupillary distance (cm), typically 6.3 cm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sd</text:p>
          </table:table-cell>
          <table:table-cell office:value-type="string">
            <text:p><text:s/>= distance from eyes to screen (cm), <text:s/>typically 50 cm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sw</text:p>
          </table:table-cell>
          <table:table-cell office:value-type="string">
            <text:p><text:s/>= screen width (cm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sh</text:p>
          </table:table-cell>
          <table:table-cell office:value-type="string">
            <text:p><text:s/>= screen height (cm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xw</text:p>
          </table:table-cell>
          <table:table-cell office:value-type="string">
            <text:p><text:s/>= pixels in screen width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xh</text:p>
          </table:table-cell>
          <table:table-cell office:value-type="string">
            <text:p><text:s/>= pixels in screen <text:s/>height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scale</text:p>
          </table:table-cell>
          <table:table-cell office:value-type="string">
            <text:p><text:s/>= display scale, cm / parsec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n</text:p>
          </table:table-cell>
          <table:table-cell office:value-type="string">
            <text:p><text:s/>= angle to rotate right (degrees)</text:p>
          </table:table-cell>
          <table:table-cell table:number-columns-repeated="2"/>
          <table:table-cell office:value-type="string">
            <text:p>pan = rotate in x, y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ilt</text:p>
          </table:table-cell>
          <table:table-cell office:value-type="string">
            <text:p><text:s/>= angle to rotate up (degrees)</text:p>
          </table:table-cell>
          <table:table-cell table:number-columns-repeated="2"/>
          <table:table-cell office:value-type="string">
            <text:p>tilt = rotate in y, z</text:p>
          </table:table-cell>
          <table:table-cell table:number-columns-repeated="7"/>
        </table:table-row>
        <table:table-row table:style-name="ro1">
          <table:table-cell table:style-name="ce2" office:value-type="string">
            <text:p>zoom</text:p>
          </table:table-cell>
          <table:table-cell office:value-type="string">
            <text:p><text:s/>= magnification</text:p>
          </table:table-cell>
          <table:table-cell table:number-columns-repeated="2"/>
          <table:table-cell office:value-type="string">
            <text:p>if (zoom == 1) angular distances on screen are the same as in the sky</text:p>
          </table:table-cell>
          <table:table-cell table:number-columns-repeated="7"/>
        </table:table-row>
        <table:table-row table:style-name="ro1">
          <table:table-cell table:style-name="ce2" office:value-type="string">
            <text:p>warp</text:p>
          </table:table-cell>
          <table:table-cell office:value-type="string">
            <text:p><text:s/>= distance to move into screen (cm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xoffset</text:p>
          </table:table-cell>
          <table:table-cell office:value-type="string">
            <text:p><text:s/>= offset for 3D or moving the observation point horizontally (cm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zmin</text:p>
          </table:table-cell>
          <table:table-cell office:value-type="string">
            <text:p><text:s text:c="2"/>= do not display objects closer than this or behind viewer (cm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ra</text:p>
          </table:table-cell>
          <table:table-cell office:value-type="string">
            <text:p><text:s/>= right ascension at center of screen (hr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dec</text:p>
          </table:table-cell>
          <table:table-cell office:value-type="string">
            <text:p><text:s/>= declination at center of screen (de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otation of coordinates</text:p>
          </table:table-cell>
          <table:table-cell table:number-columns-repeated="6"/>
          <table:table-cell table:style-name="ce1" office:value-type="string">
            <text:p>Conversion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x2 = x1 * cos(<text:span text:style-name="T1">Θ) + <text:s/>y1 * sin(Θ)</text:span></text:p>
          </table:table-cell>
          <table:table-cell table:number-columns-repeated="4"/>
          <table:table-cell table:style-name="ce2"/>
          <table:table-cell/>
          <table:table-cell table:style-name="ce2" office:value-type="string">
            <text:p>1 in = </text:p>
          </table:table-cell>
          <table:table-cell office:value-type="float" office:value="2.54">
            <text:p>2.54</text:p>
          </table:table-cell>
          <table:table-cell office:value-type="string">
            <text:p><text:s/>cm</text:p>
          </table:table-cell>
          <table:table-cell table:number-columns-repeated="2"/>
        </table:table-row>
        <table:table-row table:style-name="ro2">
          <table:table-cell office:value-type="string">
            <text:p>y2 = -x1 * sin(<text:span text:style-name="T1">Θ) + <text:s/>y1 * cos(Θ)</text:span></text:p>
          </table:table-cell>
          <table:table-cell table:number-columns-repeated="4"/>
          <table:table-cell table:style-name="ce2"/>
          <table:table-cell/>
          <table:table-cell table:style-name="ce2" office:value-type="string">
            <text:p>1 pc = </text:p>
          </table:table-cell>
          <table:table-cell office:value-type="float" office:value="3.261563777">
            <text:p>3.261563777</text:p>
          </table:table-cell>
          <table:table-cell office:value-type="string">
            <text:p><text:s/>ly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>
            <text:p>1 pc = </text:p>
          </table:table-cell>
          <table:table-cell table:style-name="ce7" office:value-type="float" office:value="206264.806247096">
            <text:p>206264.806247096</text:p>
          </table:table-cell>
          <table:table-cell office:value-type="string">
            <text:p><text:s/>au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Θ (deg)</text:p>
          </table:table-cell>
          <table:table-cell table:style-name="ce4" office:value-type="string">
            <text:p>x1 (cm)</text:p>
          </table:table-cell>
          <table:table-cell table:style-name="ce4" office:value-type="string">
            <text:p>y1 (cm)</text:p>
          </table:table-cell>
          <table:table-cell table:style-name="ce4" office:value-type="string">
            <text:p>x2 (cm)</text:p>
          </table:table-cell>
          <table:table-cell table:style-name="ce4" office:value-type="string">
            <text:p>y2 (cm)</text:p>
          </table:table-cell>
          <table:table-cell table:number-columns-repeated="2"/>
          <table:table-cell table:style-name="ce2" office:value-type="string">
            <text:p>1 pc = </text:p>
          </table:table-cell>
          <table:table-cell table:style-name="ce11" office:value-type="float" office:value="3.261563777E+016">
            <text:p>3.2616E+16</text:p>
          </table:table-cell>
          <table:table-cell office:value-type="string">
            <text:p><text:s/>m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style-name="ce8" table:formula="of:=[.B40]*COS(RADIANS([.A40]))+[.C40]*SIN(RADIANS([.A40]))" office:value-type="float" office:value="1.0833504408394">
            <text:p>1.08</text:p>
          </table:table-cell>
          <table:table-cell table:style-name="ce8" table:formula="of:=-[.B40]*SIN(RADIANS([.A40]))+[.C316]*COS(RADIANS([.A40]))" office:value-type="float" office:value="-0.0871557427476582">
            <text:p>-0.09</text:p>
          </table:table-cell>
          <table:table-cell table:number-columns-repeated="2"/>
          <table:table-cell table:style-name="ce2" office:value-type="string">
            <text:p>1 pc = </text:p>
          </table:table-cell>
          <table:table-cell office:value-type="float" office:value="3.261563777">
            <text:p>3.261563777</text:p>
          </table:table-cell>
          <table:table-cell office:value-type="string">
            <text:p><text:s/>ly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tar Table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# id</text:p>
          </table:table-cell>
          <table:table-cell table:style-name="ce4" office:value-type="string">
            <text:p>proper</text:p>
          </table:table-cell>
          <table:table-cell table:style-name="ce4" office:value-type="string">
            <text:p>con</text:p>
          </table:table-cell>
          <table:table-cell table:style-name="ce4" office:value-type="string">
            <text:p>ra (deg)</text:p>
          </table:table-cell>
          <table:table-cell table:style-name="ce4" office:value-type="string">
            <text:p>dec (deg)</text:p>
          </table:table-cell>
          <table:table-cell table:style-name="ce4" office:value-type="string">
            <text:p>dist (pc)</text:p>
          </table:table-cell>
          <table:table-cell table:style-name="ce4" office:value-type="string">
            <text:p>x (pc)</text:p>
          </table:table-cell>
          <table:table-cell table:style-name="ce4" office:value-type="string">
            <text:p>y (pc)</text:p>
          </table:table-cell>
          <table:table-cell table:style-name="ce4" office:value-type="string">
            <text:p>z (pc)</text:p>
          </table:table-cell>
          <table:table-cell table:style-name="ce4" office:value-type="string">
            <text:p>mag</text:p>
          </table:table-cell>
          <table:table-cell table:style-name="ce4" office:value-type="string">
            <text:p>absmag</text:p>
          </table:table-cell>
          <table:table-cell table:style-name="ce13" office:value-type="string">
            <text:p>ci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style-name="ce2" office:value-type="string">
            <text:p>Alpheratz</text:p>
          </table:table-cell>
          <table:table-cell table:style-name="ce2" office:value-type="string">
            <text:p>And</text:p>
          </table:table-cell>
          <table:table-cell office:value-type="float" office:value="0.139791">
            <text:p>0.139791</text:p>
          </table:table-cell>
          <table:table-cell office:value-type="float" office:value="29.090432">
            <text:p>29.090432</text:p>
          </table:table-cell>
          <table:table-cell office:value-type="float" office:value="29.7442">
            <text:p>29.7442</text:p>
          </table:table-cell>
          <table:table-cell office:value-type="float" office:value="25.974572">
            <text:p>25.974572</text:p>
          </table:table-cell>
          <table:table-cell office:value-type="float" office:value="0.951042">
            <text:p>0.951042</text:p>
          </table:table-cell>
          <table:table-cell office:value-type="float" office:value="14.461264">
            <text:p>14.461264</text:p>
          </table:table-cell>
          <table:table-cell office:value-type="float" office:value="2.07">
            <text:p>2.07</text:p>
          </table:table-cell>
          <table:table-cell office:value-type="float" office:value="-0.297">
            <text:p>-0.297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7919">
            <text:p>27919</text:p>
          </table:table-cell>
          <table:table-cell table:style-name="ce2" office:value-type="string">
            <text:p>Betelgeuse</text:p>
          </table:table-cell>
          <table:table-cell table:style-name="ce2" office:value-type="string">
            <text:p>Ori</text:p>
          </table:table-cell>
          <table:table-cell office:value-type="float" office:value="5.919529">
            <text:p>5.919529</text:p>
          </table:table-cell>
          <table:table-cell office:value-type="float" office:value="7.407063">
            <text:p>7.407063</text:p>
          </table:table-cell>
          <table:table-cell office:value-type="float" office:value="152.6718">
            <text:p>152.6718</text:p>
          </table:table-cell>
          <table:table-cell office:value-type="float" office:value="3.189296">
            <text:p>3.189296</text:p>
          </table:table-cell>
          <table:table-cell office:value-type="float" office:value="151.364387">
            <text:p>151.364387</text:p>
          </table:table-cell>
          <table:table-cell office:value-type="float" office:value="19.682142">
            <text:p>19.682142</text:p>
          </table:table-cell>
          <table:table-cell office:value-type="float" office:value="0.45">
            <text:p>0.45</text:p>
          </table:table-cell>
          <table:table-cell office:value-type="float" office:value="-5.469">
            <text:p>-5.469</text:p>
          </table:table-cell>
          <table:table-cell table:style-name="ce5" office:value-type="float" office:value="5">
            <text:p>5</text:p>
          </table:table-cell>
        </table:table-row>
        <table:table-row table:style-name="ro1">
          <table:table-cell office:value-type="float" office:value="24378">
            <text:p>24378</text:p>
          </table:table-cell>
          <table:table-cell table:style-name="ce2" office:value-type="string">
            <text:p>Rigel</text:p>
          </table:table-cell>
          <table:table-cell table:style-name="ce2" office:value-type="string">
            <text:p>Ori</text:p>
          </table:table-cell>
          <table:table-cell office:value-type="float" office:value="5.242298">
            <text:p>5.242298</text:p>
          </table:table-cell>
          <table:table-cell office:value-type="float" office:value="-8.20164">
            <text:p>-8.20164</text:p>
          </table:table-cell>
          <table:table-cell office:value-type="float" office:value="264.5503">
            <text:p>264.5503</text:p>
          </table:table-cell>
          <table:table-cell office:value-type="float" office:value="51.601106">
            <text:p>51.601106</text:p>
          </table:table-cell>
          <table:table-cell office:value-type="float" office:value="256.709905">
            <text:p>256.709905</text:p>
          </table:table-cell>
          <table:table-cell office:value-type="float" office:value="-37.740051">
            <text:p>-37.740051</text:p>
          </table:table-cell>
          <table:table-cell office:value-type="float" office:value="0.18">
            <text:p>0.18</text:p>
          </table:table-cell>
          <table:table-cell office:value-type="float" office:value="-6.933">
            <text:p>-6.933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32263">
            <text:p>32263</text:p>
          </table:table-cell>
          <table:table-cell table:style-name="ce2" office:value-type="string">
            <text:p>Sirius</text:p>
          </table:table-cell>
          <table:table-cell table:style-name="ce2" office:value-type="string">
            <text:p>CMa</text:p>
          </table:table-cell>
          <table:table-cell office:value-type="float" office:value="6.752481">
            <text:p>6.752481</text:p>
          </table:table-cell>
          <table:table-cell office:value-type="float" office:value="-16.716116">
            <text:p>-16.716116</text:p>
          </table:table-cell>
          <table:table-cell office:value-type="float" office:value="2.6371">
            <text:p>2.6371</text:p>
          </table:table-cell>
          <table:table-cell office:value-type="float" office:value="-0.494323">
            <text:p>-0.494323</text:p>
          </table:table-cell>
          <table:table-cell office:value-type="float" office:value="2.476731">
            <text:p>2.476731</text:p>
          </table:table-cell>
          <table:table-cell office:value-type="float" office:value="-0.758485">
            <text:p>-0.758485</text:p>
          </table:table-cell>
          <table:table-cell office:value-type="float" office:value="-1.44">
            <text:p>-1.44</text:p>
          </table:table-cell>
          <table:table-cell office:value-type="float" office:value="1.454">
            <text:p>1.454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11734">
            <text:p>11734</text:p>
          </table:table-cell>
          <table:table-cell table:style-name="ce2" office:value-type="string">
            <text:p>Polaris</text:p>
          </table:table-cell>
          <table:table-cell table:style-name="ce2" office:value-type="string">
            <text:p>UMi</text:p>
          </table:table-cell>
          <table:table-cell office:value-type="float" office:value="2.52975">
            <text:p>2.52975</text:p>
          </table:table-cell>
          <table:table-cell office:value-type="float" office:value="89.264109">
            <text:p>89.264109</text:p>
          </table:table-cell>
          <table:table-cell office:value-type="float" office:value="132.626">
            <text:p>132.626</text:p>
          </table:table-cell>
          <table:table-cell office:value-type="float" office:value="1.3431">
            <text:p>1.3431</text:p>
          </table:table-cell>
          <table:table-cell office:value-type="float" office:value="1.047629">
            <text:p>1.047629</text:p>
          </table:table-cell>
          <table:table-cell office:value-type="float" office:value="132.614909">
            <text:p>132.614909</text:p>
          </table:table-cell>
          <table:table-cell office:value-type="float" office:value="1.97">
            <text:p>1.97</text:p>
          </table:table-cell>
          <table:table-cell office:value-type="float" office:value="-3.643">
            <text:p>-3.643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Equation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1. Convert to screen coordinates with the vernal equinox at screen center.</text:p>
          </table:table-cell>
          <table:table-cell table:number-columns-repeated="11"/>
        </table:table-row>
        <table:table-row table:style-name="ro1">
          <table:table-cell office:value-type="string">
            <text:p>x1 = -y <text:s/>* scale <text:s/>(cm)</text:p>
          </table:table-cell>
          <table:table-cell/>
          <table:table-cell office:value-type="string">
            <text:p>x1 =right <text:s/>from screen center</text:p>
          </table:table-cell>
          <table:table-cell table:number-columns-repeated="9"/>
        </table:table-row>
        <table:table-row table:style-name="ro1">
          <table:table-cell office:value-type="string">
            <text:p>y1 = z * scale <text:s/>(cm)</text:p>
          </table:table-cell>
          <table:table-cell/>
          <table:table-cell office:value-type="string">
            <text:p>y1 = up <text:s/>from screen center</text:p>
          </table:table-cell>
          <table:table-cell table:number-columns-repeated="9"/>
        </table:table-row>
        <table:table-row table:style-name="ro1">
          <table:table-cell office:value-type="string">
            <text:p>z1 = x <text:s/>* scale (cm)</text:p>
          </table:table-cell>
          <table:table-cell/>
          <table:table-cell office:value-type="string">
            <text:p>z1 = distance normal to the scre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2. Rotate in x and z (pan)</text:p>
          </table:table-cell>
          <table:table-cell table:number-columns-repeated="11"/>
        </table:table-row>
        <table:table-row table:style-name="ro2">
          <table:table-cell office:value-type="string">
            <text:p>x2 = x1 * cos(pan<text:span text:style-name="T1">) + <text:s/>z1 * sin(pan)</text:span></text:p>
          </table:table-cell>
          <table:table-cell table:number-columns-repeated="2"/>
          <table:table-cell table:style-name="ce4" office:value-type="string">
            <text:p>pan (deg)</text:p>
          </table:table-cell>
          <table:table-cell table:style-name="ce4" office:value-type="string">
            <text:p>x1 (cm)</text:p>
          </table:table-cell>
          <table:table-cell table:style-name="ce4" office:value-type="string">
            <text:p>z1 (cm)</text:p>
          </table:table-cell>
          <table:table-cell table:style-name="ce4" office:value-type="string">
            <text:p>x2 (cm)</text:p>
          </table:table-cell>
          <table:table-cell table:style-name="ce4" office:value-type="string">
            <text:p>z2 (cm)</text:p>
          </table:table-cell>
          <table:table-cell table:number-columns-repeated="4"/>
        </table:table-row>
        <table:table-row table:style-name="ro1">
          <table:table-cell office:value-type="string">
            <text:p>y2 = y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formula="of:=[.E59]*COS(RADIANS([.D59]))+[.F59]*SIN(RADIANS([.D59]))" office:value-type="float" office:value="0.0174524064372835">
            <text:p>0.02</text:p>
          </table:table-cell>
          <table:table-cell table:style-name="ce8" table:formula="of:=-[.E59]*SIN(RADIANS([.D59]))+[.F59]*COS(RADIANS([.D59]))" office:value-type="float" office:value="0.999847695156391">
            <text:p>1.00</text:p>
          </table:table-cell>
          <table:table-cell table:number-columns-repeated="4"/>
        </table:table-row>
        <table:table-row table:style-name="ro2">
          <table:table-cell office:value-type="string">
            <text:p>z2 = -x1 * sin(pan<text:span text:style-name="T1">) + <text:s/>z1 * cos(pan)</text:span></text:p>
          </table:table-cell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3. Rotate in y and z (tilt)</text:p>
          </table:table-cell>
          <table:table-cell table:number-columns-repeated="11"/>
        </table:table-row>
        <table:table-row table:style-name="ro1">
          <table:table-cell office:value-type="string">
            <text:p>x3 = x2</text:p>
          </table:table-cell>
          <table:table-cell table:number-columns-repeated="2"/>
          <table:table-cell table:style-name="ce4" office:value-type="string">
            <text:p>tilt (deg)</text:p>
          </table:table-cell>
          <table:table-cell table:style-name="ce4" office:value-type="string">
            <text:p>y2 (cm)</text:p>
          </table:table-cell>
          <table:table-cell table:style-name="ce4" office:value-type="string">
            <text:p>z2 (cm)</text:p>
          </table:table-cell>
          <table:table-cell table:style-name="ce4" office:value-type="string">
            <text:p>y3 (cm)</text:p>
          </table:table-cell>
          <table:table-cell table:style-name="ce4" office:value-type="string">
            <text:p>z3 (cm)</text:p>
          </table:table-cell>
          <table:table-cell table:number-columns-repeated="4"/>
        </table:table-row>
        <table:table-row table:style-name="ro2">
          <table:table-cell office:value-type="string">
            <text:p>y3 = y2 * cos(tilt<text:span text:style-name="T1">) + <text:s/>z2 * sin(tilt)</text:span>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8" table:formula="of:=[.E64]*COS(RADIANS([.D64]))+[.F64]*SIN(RADIANS([.D64]))" office:value-type="float" office:value="0">
            <text:p>0.00</text:p>
          </table:table-cell>
          <table:table-cell table:style-name="ce8" table:formula="of:=-[.E64]*SIN(RADIANS([.D64]))+[.F64]*COS(RADIANS([.D64]))" office:value-type="float" office:value="10">
            <text:p>10.00</text:p>
          </table:table-cell>
          <table:table-cell table:number-columns-repeated="4"/>
        </table:table-row>
        <table:table-row table:style-name="ro2">
          <table:table-cell office:value-type="string">
            <text:p>z3 = -y2 * sin(tilt<text:span text:style-name="T1">) + <text:s/>z2 * cos(tilt)</text:span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4. Change viewpoint</text:p>
          </table:table-cell>
          <table:table-cell table:number-columns-repeated="11"/>
        </table:table-row>
        <table:table-row table:style-name="ro1">
          <table:table-cell office:value-type="string">
            <text:p>x4 = x3 + xoffset</text:p>
          </table:table-cell>
          <table:table-cell table:number-columns-repeated="2"/>
          <table:table-cell office:value-type="string">
            <text:p>if (3Dleft) then xoffset = ipd/2</text:p>
          </table:table-cell>
          <table:table-cell table:number-columns-repeated="8"/>
        </table:table-row>
        <table:table-row table:style-name="ro1">
          <table:table-cell office:value-type="string">
            <text:p>y4 = y3</text:p>
          </table:table-cell>
          <table:table-cell table:number-columns-repeated="2"/>
          <table:table-cell office:value-type="string">
            <text:p>if (3Dright) then xoffset = -ipd/2</text:p>
          </table:table-cell>
          <table:table-cell table:number-columns-repeated="8"/>
        </table:table-row>
        <table:table-row table:style-name="ro1">
          <table:table-cell office:value-type="string">
            <text:p>z4 = z3 - warp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5. Discard objects too close or behind viewer</text:p>
          </table:table-cell>
          <table:table-cell table:number-columns-repeated="11"/>
        </table:table-row>
        <table:table-row table:style-name="ro1">
          <table:table-cell office:value-type="string">
            <text:p>if (z4 &lt; zmin) discar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6. Project on screen plane</text:p>
          </table:table-cell>
          <table:table-cell table:number-columns-repeated="11"/>
        </table:table-row>
        <table:table-row table:style-name="ro1">
          <table:table-cell office:value-type="string">
            <text:p>x5 = x4 * sd / z3 <text:s/>* zoom</text:p>
          </table:table-cell>
          <table:table-cell table:number-columns-repeated="11"/>
        </table:table-row>
        <table:table-row table:style-name="ro1">
          <table:table-cell office:value-type="string">
            <text:p>y5 = y4 * sd / z3 * zoo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s/>7. Discard objects off screen</text:p>
          </table:table-cell>
          <table:table-cell table:number-columns-repeated="11"/>
        </table:table-row>
        <table:table-row table:style-name="ro1">
          <table:table-cell office:value-type="string">
            <text:p>if (abs(x5) &gt; (sw/2)) discard</text:p>
          </table:table-cell>
          <table:table-cell table:number-columns-repeated="11"/>
        </table:table-row>
        <table:table-row table:style-name="ro1">
          <table:table-cell office:value-type="string">
            <text:p>if (abs(y5) &gt; (sh/2)) discar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8. Compute magnitude</text:p>
          </table:table-cell>
          <table:table-cell table:number-columns-repeated="2"/>
          <table:table-cell table:style-name="ce4" office:value-type="string">
            <text:p>x4 (cm)</text:p>
          </table:table-cell>
          <table:table-cell table:style-name="ce4" office:value-type="string">
            <text:p>y4 (cm)</text:p>
          </table:table-cell>
          <table:table-cell table:style-name="ce4" office:value-type="string">
            <text:p>z4 (cm)</text:p>
          </table:table-cell>
          <table:table-cell table:style-name="ce4" office:value-type="string">
            <text:p>d1 (cm)</text:p>
          </table:table-cell>
          <table:table-cell table:style-name="ce4" office:value-type="string">
            <text:p>scale (cm/pc)</text:p>
          </table:table-cell>
          <table:table-cell table:style-name="ce4" office:value-type="string">
            <text:p>d2 (pc)</text:p>
          </table:table-cell>
          <table:table-cell table:style-name="ce4" office:value-type="string">
            <text:p>absmag</text:p>
          </table:table-cell>
          <table:table-cell table:style-name="ce4" office:value-type="string">
            <text:p>mag</text:p>
          </table:table-cell>
          <table:table-cell/>
        </table:table-row>
        <table:table-row table:style-name="ro1">
          <table:table-cell office:value-type="string">
            <text:p>d1 = sqrt(x4^2 + y4^2 + z4^2) / scale (pc)</text:p>
          </table:table-cell>
          <table:table-cell table:number-columns-repeated="2"/>
          <table:table-cell table:style-name="ce8" office:value-type="float" office:value="-9.51042">
            <text:p>-9.51</text:p>
          </table:table-cell>
          <table:table-cell table:style-name="ce8" office:value-type="float" office:value="144.61264">
            <text:p>144.61</text:p>
          </table:table-cell>
          <table:table-cell table:style-name="ce8" office:value-type="float" office:value="259.74572">
            <text:p>259.75</text:p>
          </table:table-cell>
          <table:table-cell table:style-name="ce8" table:formula="of:=SQRT([.D84]^2+[.E84]^2+[.F84]^2)" office:value-type="float" office:value="297.440923201002">
            <text:p>297.44</text:p>
          </table:table-cell>
          <table:table-cell office:value-type="float" office:value="10">
            <text:p>10</text:p>
          </table:table-cell>
          <table:table-cell table:style-name="ce12" table:formula="of:=[.G84]/[.H84]" office:value-type="float" office:value="29.7440923201002">
            <text:p>29.744</text:p>
          </table:table-cell>
          <table:table-cell office:value-type="float" office:value="-0.297">
            <text:p>-0.297</text:p>
          </table:table-cell>
          <table:table-cell table:style-name="ce8" table:formula="of:=[.J84]+5*(LOG([.I84])-1)" office:value-type="float" office:value="2.07000360199385">
            <text:p>2.07</text:p>
          </table:table-cell>
          <table:table-cell/>
        </table:table-row>
        <table:table-row table:style-name="ro1">
          <table:table-cell office:value-type="string">
            <text:p>d2 = sqrt(x4^2 + y4^2 + z4^2) (cm)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mag = absmag + 5 * (log(d2) - 1)</text:p>
          </table:table-cell>
          <table:table-cell table:number-columns-repeated="11"/>
        </table:table-row>
        <table:table-row table:style-name="ro1">
          <table:table-cell table:style-name="ce5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ample Calculations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5"/>
          <table:table-cell table:style-name="ce1" office:value-type="string">
            <text:p>Constants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cale</text:p>
          </table:table-cell>
          <table:table-cell office:value-type="float" office:value="10">
            <text:p>10</text:p>
          </table:table-cell>
          <table:table-cell office:value-type="string">
            <text:p><text:s/>cm/pc</text:p>
          </table:table-cell>
          <table:table-cell table:number-columns-repeated="3"/>
          <table:table-cell table:style-name="ce2" office:value-type="string">
            <text:p>sw</text:p>
          </table:table-cell>
          <table:table-cell office:value-type="float" office:value="15.5">
            <text:p>15.5</text:p>
          </table:table-cell>
          <table:table-cell office:value-type="string">
            <text:p><text:s/>cm</text:p>
          </table:table-cell>
          <table:table-cell office:value-type="string">
            <text:p>Moto 5G Ac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n</text:p>
          </table:table-cell>
          <table:table-cell office:value-type="float" office:value="0">
            <text:p>0</text:p>
          </table:table-cell>
          <table:table-cell office:value-type="string">
            <text:p><text:s/>deg, move objects right on screen</text:p>
          </table:table-cell>
          <table:table-cell table:number-columns-repeated="3"/>
          <table:table-cell table:style-name="ce2" office:value-type="string">
            <text:p>sh</text:p>
          </table:table-cell>
          <table:table-cell table:formula="of:=[.H92]*9/20" office:value-type="float" office:value="6.975">
            <text:p>6.975</text:p>
          </table:table-cell>
          <table:table-cell office:value-type="string">
            <text:p><text:s/>cm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ilt</text:p>
          </table:table-cell>
          <table:table-cell office:value-type="float" office:value="0">
            <text:p>0</text:p>
          </table:table-cell>
          <table:table-cell office:value-type="string">
            <text:p><text:s/>deg, move objects up on screen</text:p>
          </table:table-cell>
          <table:table-cell table:number-columns-repeated="3"/>
          <table:table-cell table:style-name="ce2" office:value-type="string">
            <text:p>pxw</text:p>
          </table:table-cell>
          <table:table-cell office:value-type="float" office:value="2400">
            <text:p>240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zoom</text:p>
          </table:table-cell>
          <table:table-cell office:value-type="float" office:value="1">
            <text:p>1</text:p>
          </table:table-cell>
          <table:table-cell office:value-type="string">
            <text:p><text:s/>magnify</text:p>
          </table:table-cell>
          <table:table-cell table:number-columns-repeated="3"/>
          <table:table-cell table:style-name="ce2" office:value-type="string">
            <text:p>pxh</text:p>
          </table:table-cell>
          <table:table-cell office:value-type="float" office:value="1080">
            <text:p>108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xoffset</text:p>
          </table:table-cell>
          <table:table-cell office:value-type="float" office:value="0">
            <text:p>0</text:p>
          </table:table-cell>
          <table:table-cell office:value-type="string">
            <text:p><text:s/>cm</text:p>
          </table:table-cell>
          <table:table-cell table:number-columns-repeated="3"/>
          <table:table-cell table:style-name="ce2" office:value-type="string">
            <text:p>ipd</text:p>
          </table:table-cell>
          <table:table-cell office:value-type="float" office:value="6.3">
            <text:p>6.3</text:p>
          </table:table-cell>
          <table:table-cell office:value-type="string">
            <text:p><text:s/>cm</text:p>
          </table:table-cell>
          <table:table-cell table:number-columns-repeated="3"/>
        </table:table-row>
        <table:table-row table:style-name="ro1">
          <table:table-cell table:style-name="ce2" office:value-type="string">
            <text:p>warp</text:p>
          </table:table-cell>
          <table:table-cell office:value-type="float" office:value="0">
            <text:p>0</text:p>
          </table:table-cell>
          <table:table-cell office:value-type="string">
            <text:p><text:s/>cm, move into z direction</text:p>
          </table:table-cell>
          <table:table-cell table:number-columns-repeated="3"/>
          <table:table-cell table:style-name="ce2" office:value-type="string">
            <text:p>sd</text:p>
          </table:table-cell>
          <table:table-cell office:value-type="float" office:value="50">
            <text:p>50</text:p>
          </table:table-cell>
          <table:table-cell office:value-type="string">
            <text:p><text:s/>cm</text:p>
          </table:table-cell>
          <table:table-cell table:number-columns-repeated="3"/>
        </table:table-row>
        <table:table-row table:style-name="ro1">
          <table:table-cell table:style-name="ce2" office:value-type="string">
            <text:p>zmin</text:p>
          </table:table-cell>
          <table:table-cell office:value-type="float" office:value="20">
            <text:p>20</text:p>
          </table:table-cell>
          <table:table-cell office:value-type="string">
            <text:p><text:s/>cm, do not display objects closer than this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/>
          <table:table-cell table:style-name="ce7" office:value-type="string">
            <text:p><text:s/>screen coordinates and scale</text:p>
          </table:table-cell>
          <table:table-cell table:style-name="ce2" table:number-columns-repeated="2"/>
          <table:table-cell table:style-name="ce7" office:value-type="string">
            <text:p>pan</text:p>
          </table:table-cell>
          <table:table-cell table:style-name="ce2" table:number-columns-repeated="2"/>
          <table:table-cell table:style-name="ce10" office:value-type="string">
            <text:p>tilt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6" office:value-type="string">
            <text:p>proper</text:p>
          </table:table-cell>
          <table:table-cell table:style-name="ce4" office:value-type="string">
            <text:p>x1 (cm)</text:p>
          </table:table-cell>
          <table:table-cell table:style-name="ce4" office:value-type="string">
            <text:p>y1 (cm)</text:p>
          </table:table-cell>
          <table:table-cell table:style-name="ce4" office:value-type="string">
            <text:p>z1 (cm)</text:p>
          </table:table-cell>
          <table:table-cell table:style-name="ce4" office:value-type="string">
            <text:p>x2 (cm)</text:p>
          </table:table-cell>
          <table:table-cell table:style-name="ce4" office:value-type="string">
            <text:p>y2 (cm)</text:p>
          </table:table-cell>
          <table:table-cell table:style-name="ce4" office:value-type="string">
            <text:p>z2 (cm)</text:p>
          </table:table-cell>
          <table:table-cell table:style-name="ce4" office:value-type="string">
            <text:p>x3 (cm)</text:p>
          </table:table-cell>
          <table:table-cell table:style-name="ce4" office:value-type="string">
            <text:p>y3 (cm)</text:p>
          </table:table-cell>
          <table:table-cell table:style-name="ce4" office:value-type="string">
            <text:p>z3 (cm)</text:p>
          </table:table-cell>
          <table:table-cell table:number-columns-repeated="2"/>
        </table:table-row>
        <table:table-row table:style-name="ro1">
          <table:table-cell table:style-name="ce7" office:value-type="string">
            <text:p>(test)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table:formula="of:=[.B102]*COS(RADIANS([.B$93]))+[.D102]*SIN(RADIANS([.B$93]))" office:value-type="float" office:value="1">
            <text:p>1.0</text:p>
          </table:table-cell>
          <table:table-cell table:style-name="ce9" table:formula="of:=[.C102]" office:value-type="float" office:value="0">
            <text:p>0.0</text:p>
          </table:table-cell>
          <table:table-cell table:style-name="ce9" table:formula="of:=-[.B102]*SIN(RADIANS([.B$93]))+[.D102]*COS(RADIANS([.B$93]))" office:value-type="float" office:value="10">
            <text:p>10.0</text:p>
          </table:table-cell>
          <table:table-cell table:style-name="ce9" table:formula="of:=[.E102]" office:value-type="float" office:value="1">
            <text:p>1.0</text:p>
          </table:table-cell>
          <table:table-cell table:style-name="ce9" table:formula="of:=[.F102]*COS(RADIANS([.B$93]))+[.G102]*SIN(RADIANS([.B$93]))" office:value-type="float" office:value="0">
            <text:p>0.0</text:p>
          </table:table-cell>
          <table:table-cell table:style-name="ce9" table:formula="of:=-[.F102]*SIN(RADIANS([.B$93]))+[.G102]*COS(RADIANS([.B$93]))" office:value-type="float" office:value="10">
            <text:p>10.0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pheratz</text:p>
          </table:table-cell>
          <table:table-cell table:style-name="ce8" table:formula="of:=-[.H44]*[.$B$92]" office:value-type="float" office:value="-9.51042">
            <text:p>-9.51</text:p>
          </table:table-cell>
          <table:table-cell table:style-name="ce8" table:formula="of:=[.I44]*[.$B$92]" office:value-type="float" office:value="144.61264">
            <text:p>144.61</text:p>
          </table:table-cell>
          <table:table-cell table:style-name="ce8" table:formula="of:=[.G44]*[.$B$92]" office:value-type="float" office:value="259.74572">
            <text:p>259.75</text:p>
          </table:table-cell>
          <table:table-cell table:style-name="ce9" table:formula="of:=[.B103]*COS(RADIANS([.B$93]))+[.D103]*SIN(RADIANS([.B$93]))" office:value-type="float" office:value="-9.51042">
            <text:p>-9.5</text:p>
          </table:table-cell>
          <table:table-cell table:style-name="ce9" table:formula="of:=[.C103]" office:value-type="float" office:value="144.61264">
            <text:p>144.6</text:p>
          </table:table-cell>
          <table:table-cell table:style-name="ce9" table:formula="of:=-[.B103]*SIN(RADIANS([.B$93]))+[.D103]*COS(RADIANS([.B$93]))" office:value-type="float" office:value="259.74572">
            <text:p>259.7</text:p>
          </table:table-cell>
          <table:table-cell table:style-name="ce9" table:formula="of:=[.E103]" office:value-type="float" office:value="-9.51042">
            <text:p>-9.5</text:p>
          </table:table-cell>
          <table:table-cell table:style-name="ce9" table:formula="of:=[.F103]*COS(RADIANS([.B$93]))+[.G103]*SIN(RADIANS([.B$93]))" office:value-type="float" office:value="144.61264">
            <text:p>144.6</text:p>
          </table:table-cell>
          <table:table-cell table:style-name="ce9" table:formula="of:=-[.F103]*SIN(RADIANS([.B$93]))+[.G103]*COS(RADIANS([.B$93]))" office:value-type="float" office:value="259.74572">
            <text:p>259.7</text:p>
          </table:table-cell>
          <table:table-cell table:number-columns-repeated="2"/>
        </table:table-row>
        <table:table-row table:style-name="ro1">
          <table:table-cell table:style-name="ce7" office:value-type="string">
            <text:p>Betelgeuse</text:p>
          </table:table-cell>
          <table:table-cell table:style-name="ce8" table:formula="of:=-[.H45]*[.$B$92]" office:value-type="float" office:value="-1513.64387">
            <text:p>-1513.64</text:p>
          </table:table-cell>
          <table:table-cell table:style-name="ce8" table:formula="of:=[.I45]*[.$B$92]" office:value-type="float" office:value="196.82142">
            <text:p>196.82</text:p>
          </table:table-cell>
          <table:table-cell table:style-name="ce8" table:formula="of:=[.G45]*[.$B$92]" office:value-type="float" office:value="31.89296">
            <text:p>31.89</text:p>
          </table:table-cell>
          <table:table-cell table:style-name="ce9" table:formula="of:=[.B104]*COS(RADIANS([.B$93]))+[.D104]*SIN(RADIANS([.B$93]))" office:value-type="float" office:value="-1513.64387">
            <text:p>-1513.6</text:p>
          </table:table-cell>
          <table:table-cell table:style-name="ce9" table:formula="of:=[.C104]" office:value-type="float" office:value="196.82142">
            <text:p>196.8</text:p>
          </table:table-cell>
          <table:table-cell table:style-name="ce9" table:formula="of:=-[.B104]*SIN(RADIANS([.B$93]))+[.D104]*COS(RADIANS([.B$93]))" office:value-type="float" office:value="31.89296">
            <text:p>31.9</text:p>
          </table:table-cell>
          <table:table-cell table:style-name="ce9" table:formula="of:=[.E104]" office:value-type="float" office:value="-1513.64387">
            <text:p>-1513.6</text:p>
          </table:table-cell>
          <table:table-cell table:style-name="ce9" table:formula="of:=[.F104]*COS(RADIANS([.B$93]))+[.G104]*SIN(RADIANS([.B$93]))" office:value-type="float" office:value="196.82142">
            <text:p>196.8</text:p>
          </table:table-cell>
          <table:table-cell table:style-name="ce9" table:formula="of:=-[.F104]*SIN(RADIANS([.B$93]))+[.G104]*COS(RADIANS([.B$93]))" office:value-type="float" office:value="31.89296">
            <text:p>31.9</text:p>
          </table:table-cell>
          <table:table-cell table:number-columns-repeated="2"/>
        </table:table-row>
        <table:table-row table:style-name="ro1">
          <table:table-cell table:style-name="ce7" office:value-type="string">
            <text:p>Rigel</text:p>
          </table:table-cell>
          <table:table-cell table:style-name="ce8" table:formula="of:=-[.H46]*[.$B$92]" office:value-type="float" office:value="-2567.09905">
            <text:p>-2567.10</text:p>
          </table:table-cell>
          <table:table-cell table:style-name="ce8" table:formula="of:=[.I46]*[.$B$92]" office:value-type="float" office:value="-377.40051">
            <text:p>-377.40</text:p>
          </table:table-cell>
          <table:table-cell table:style-name="ce8" table:formula="of:=[.G46]*[.$B$92]" office:value-type="float" office:value="516.01106">
            <text:p>516.01</text:p>
          </table:table-cell>
          <table:table-cell table:style-name="ce9" table:formula="of:=[.B105]*COS(RADIANS([.B$93]))+[.D105]*SIN(RADIANS([.B$93]))" office:value-type="float" office:value="-2567.09905">
            <text:p>-2567.1</text:p>
          </table:table-cell>
          <table:table-cell table:style-name="ce9" table:formula="of:=[.C105]" office:value-type="float" office:value="-377.40051">
            <text:p>-377.4</text:p>
          </table:table-cell>
          <table:table-cell table:style-name="ce9" table:formula="of:=-[.B105]*SIN(RADIANS([.B$93]))+[.D105]*COS(RADIANS([.B$93]))" office:value-type="float" office:value="516.01106">
            <text:p>516.0</text:p>
          </table:table-cell>
          <table:table-cell table:style-name="ce9" table:formula="of:=[.E105]" office:value-type="float" office:value="-2567.09905">
            <text:p>-2567.1</text:p>
          </table:table-cell>
          <table:table-cell table:style-name="ce9" table:formula="of:=[.F105]*COS(RADIANS([.B$93]))+[.G105]*SIN(RADIANS([.B$93]))" office:value-type="float" office:value="-377.40051">
            <text:p>-377.4</text:p>
          </table:table-cell>
          <table:table-cell table:style-name="ce9" table:formula="of:=-[.F105]*SIN(RADIANS([.B$93]))+[.G105]*COS(RADIANS([.B$93]))" office:value-type="float" office:value="516.01106">
            <text:p>516.0</text:p>
          </table:table-cell>
          <table:table-cell table:number-columns-repeated="2"/>
        </table:table-row>
        <table:table-row table:style-name="ro1">
          <table:table-cell table:style-name="ce7" office:value-type="string">
            <text:p>Sirius</text:p>
          </table:table-cell>
          <table:table-cell table:style-name="ce8" table:formula="of:=-[.H47]*[.$B$92]" office:value-type="float" office:value="-24.76731">
            <text:p>-24.77</text:p>
          </table:table-cell>
          <table:table-cell table:style-name="ce8" table:formula="of:=[.I47]*[.$B$92]" office:value-type="float" office:value="-7.58485">
            <text:p>-7.58</text:p>
          </table:table-cell>
          <table:table-cell table:style-name="ce8" table:formula="of:=[.G47]*[.$B$92]" office:value-type="float" office:value="-4.94323">
            <text:p>-4.94</text:p>
          </table:table-cell>
          <table:table-cell table:style-name="ce9" table:formula="of:=[.B106]*COS(RADIANS([.B$93]))+[.D106]*SIN(RADIANS([.B$93]))" office:value-type="float" office:value="-24.76731">
            <text:p>-24.8</text:p>
          </table:table-cell>
          <table:table-cell table:style-name="ce9" table:formula="of:=[.C106]" office:value-type="float" office:value="-7.58485">
            <text:p>-7.6</text:p>
          </table:table-cell>
          <table:table-cell table:style-name="ce9" table:formula="of:=-[.B106]*SIN(RADIANS([.B$93]))+[.D106]*COS(RADIANS([.B$93]))" office:value-type="float" office:value="-4.94323">
            <text:p>-4.9</text:p>
          </table:table-cell>
          <table:table-cell table:style-name="ce9" table:formula="of:=[.E106]" office:value-type="float" office:value="-24.76731">
            <text:p>-24.8</text:p>
          </table:table-cell>
          <table:table-cell table:style-name="ce9" table:formula="of:=[.F106]*COS(RADIANS([.B$93]))+[.G106]*SIN(RADIANS([.B$93]))" office:value-type="float" office:value="-7.58485">
            <text:p>-7.6</text:p>
          </table:table-cell>
          <table:table-cell table:style-name="ce9" table:formula="of:=-[.F106]*SIN(RADIANS([.B$93]))+[.G106]*COS(RADIANS([.B$93]))" office:value-type="float" office:value="-4.94323">
            <text:p>-4.9</text:p>
          </table:table-cell>
          <table:table-cell table:number-columns-repeated="2"/>
        </table:table-row>
        <table:table-row table:style-name="ro1">
          <table:table-cell table:style-name="ce7" office:value-type="string">
            <text:p>Polaris</text:p>
          </table:table-cell>
          <table:table-cell table:style-name="ce8" table:formula="of:=-[.H48]*[.$B$92]" office:value-type="float" office:value="-10.47629">
            <text:p>-10.48</text:p>
          </table:table-cell>
          <table:table-cell table:style-name="ce8" table:formula="of:=[.I48]*[.$B$92]" office:value-type="float" office:value="1326.14909">
            <text:p>1326.15</text:p>
          </table:table-cell>
          <table:table-cell table:style-name="ce8" table:formula="of:=[.G48]*[.$B$92]" office:value-type="float" office:value="13.431">
            <text:p>13.43</text:p>
          </table:table-cell>
          <table:table-cell table:style-name="ce9" table:formula="of:=[.B107]*COS(RADIANS([.B$93]))+[.D107]*SIN(RADIANS([.B$93]))" office:value-type="float" office:value="-10.47629">
            <text:p>-10.5</text:p>
          </table:table-cell>
          <table:table-cell table:style-name="ce9" table:formula="of:=[.C107]" office:value-type="float" office:value="1326.14909">
            <text:p>1326.1</text:p>
          </table:table-cell>
          <table:table-cell table:style-name="ce9" table:formula="of:=-[.B107]*SIN(RADIANS([.B$93]))+[.D107]*COS(RADIANS([.B$93]))" office:value-type="float" office:value="13.431">
            <text:p>13.4</text:p>
          </table:table-cell>
          <table:table-cell table:style-name="ce9" table:formula="of:=[.E107]" office:value-type="float" office:value="-10.47629">
            <text:p>-10.5</text:p>
          </table:table-cell>
          <table:table-cell table:style-name="ce9" table:formula="of:=[.F107]*COS(RADIANS([.B$93]))+[.G107]*SIN(RADIANS([.B$93]))" office:value-type="float" office:value="1326.14909">
            <text:p>1326.1</text:p>
          </table:table-cell>
          <table:table-cell table:style-name="ce9" table:formula="of:=-[.F107]*SIN(RADIANS([.B$93]))+[.G107]*COS(RADIANS([.B$93]))" office:value-type="float" office:value="13.431">
            <text:p>13.4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8" table:number-columns-repeated="3"/>
          <table:table-cell table:style-name="ce9" table:number-columns-repeated="6"/>
          <table:table-cell table:number-columns-repeated="2"/>
        </table:table-row>
        <table:table-row table:style-name="ro1">
          <table:table-cell/>
          <table:table-cell office:value-type="string">
            <text:p>change point of view</text:p>
          </table:table-cell>
          <table:table-cell table:number-columns-repeated="2"/>
          <table:table-cell office:value-type="string">
            <text:p>too close</text:p>
          </table:table-cell>
          <table:table-cell table:style-name="ce7" office:value-type="string">
            <text:p>project to screen plane</text:p>
          </table:table-cell>
          <table:table-cell/>
          <table:table-cell office:value-type="string">
            <text:p>off screen</text:p>
          </table:table-cell>
          <table:table-cell table:number-columns-repeated="4"/>
        </table:table-row>
        <table:table-row table:style-name="ro1">
          <table:table-cell table:style-name="ce6" office:value-type="string">
            <text:p>proper</text:p>
          </table:table-cell>
          <table:table-cell table:style-name="ce4" office:value-type="string">
            <text:p>x4 (cm)</text:p>
          </table:table-cell>
          <table:table-cell table:style-name="ce4" office:value-type="string">
            <text:p>y4 (cm)</text:p>
          </table:table-cell>
          <table:table-cell table:style-name="ce4" office:value-type="string">
            <text:p>z4 (cm)</text:p>
          </table:table-cell>
          <table:table-cell table:style-name="ce4"/>
          <table:table-cell table:style-name="ce4" office:value-type="string">
            <text:p>x5 (cm)</text:p>
          </table:table-cell>
          <table:table-cell table:style-name="ce4" office:value-type="string">
            <text:p>y5 (cm)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7" office:value-type="string">
            <text:p>(test)</text:p>
          </table:table-cell>
          <table:table-cell table:style-name="ce9" table:formula="of:=[.H102]+[.B$96]" office:value-type="float" office:value="1">
            <text:p>1.0</text:p>
          </table:table-cell>
          <table:table-cell table:style-name="ce9" table:formula="of:=[.I102]" office:value-type="float" office:value="0">
            <text:p>0.0</text:p>
          </table:table-cell>
          <table:table-cell table:style-name="ce9" office:value-type="float" office:value="15">
            <text:p>15.0</text:p>
          </table:table-cell>
          <table:table-cell table:style-name="ce2" table:formula="of:=IF([.D111]&lt;[.B$98];&quot;discard&quot;;&quot; &quot;)" office:value-type="string" office:string-value="discard">
            <text:p>discard</text:p>
          </table:table-cell>
          <table:table-cell table:style-name="ce9" table:formula="of:=[.H102]*[.$H$97]/[.$J102]*[.$B$95]" office:value-type="float" office:value="5">
            <text:p>5.0</text:p>
          </table:table-cell>
          <table:table-cell table:style-name="ce9" table:formula="of:=[.I102]*[.$H$97]/[.$J102]*[.$B$95]" office:value-type="float" office:value="0">
            <text:p>0.0</text:p>
          </table:table-cell>
          <table:table-cell table:style-name="ce2" table:formula="of:=IF(OR(ABS([.F111]&gt;[.H$92]/2);ABS([.G111]&gt;[.H$93]/2));&quot;discard&quot;;&quot; &quot;)" office:value-type="string" office:string-value=" ">
            <text:p><text:s/></text:p>
          </table:table-cell>
          <table:table-cell table:number-columns-repeated="4"/>
        </table:table-row>
        <table:table-row table:style-name="ro1">
          <table:table-cell table:style-name="ce7" office:value-type="string">
            <text:p>Alpheratz</text:p>
          </table:table-cell>
          <table:table-cell table:style-name="ce9" table:formula="of:=[.H103]+[.B$96]" office:value-type="float" office:value="-9.51042">
            <text:p>-9.5</text:p>
          </table:table-cell>
          <table:table-cell table:style-name="ce9" table:formula="of:=[.I103]" office:value-type="float" office:value="144.61264">
            <text:p>144.6</text:p>
          </table:table-cell>
          <table:table-cell table:style-name="ce9" table:formula="of:=[.J103]-[.B$97]" office:value-type="float" office:value="259.74572">
            <text:p>259.7</text:p>
          </table:table-cell>
          <table:table-cell table:style-name="ce2" table:formula="of:=IF([.D112]&lt;[.B$98];&quot;discard&quot;;&quot; &quot;)" office:value-type="string" office:string-value=" ">
            <text:p><text:s/></text:p>
          </table:table-cell>
          <table:table-cell table:style-name="ce9" table:formula="of:=[.H103]*[.$B$92]*[.$H$97]/[.$J103]*[.$B$95]" office:value-type="float" office:value="-18.3071736465956">
            <text:p>-18.3</text:p>
          </table:table-cell>
          <table:table-cell table:style-name="ce9" table:formula="of:=[.I103]*[.$H$97]/[.$J103]*[.$B$95]" office:value-type="float" office:value="27.8373480032703">
            <text:p>27.8</text:p>
          </table:table-cell>
          <table:table-cell table:style-name="ce2" table:formula="of:=IF(OR(ABS([.F112]&gt;[.H$92]/2);ABS([.G112]&gt;[.H$93]/2));&quot;discard&quot;;&quot; &quot;)" office:value-type="string" office:string-value="discard">
            <text:p>discard</text:p>
          </table:table-cell>
          <table:table-cell table:number-columns-repeated="4"/>
        </table:table-row>
        <table:table-row table:style-name="ro1">
          <table:table-cell table:style-name="ce7" office:value-type="string">
            <text:p>Betelgeuse</text:p>
          </table:table-cell>
          <table:table-cell table:style-name="ce9" table:formula="of:=[.H104]+[.B$96]" office:value-type="float" office:value="-1513.64387">
            <text:p>-1513.6</text:p>
          </table:table-cell>
          <table:table-cell table:style-name="ce9" table:formula="of:=[.I104]" office:value-type="float" office:value="196.82142">
            <text:p>196.8</text:p>
          </table:table-cell>
          <table:table-cell table:style-name="ce9" table:formula="of:=[.J104]-[.B$97]" office:value-type="float" office:value="31.89296">
            <text:p>31.9</text:p>
          </table:table-cell>
          <table:table-cell table:style-name="ce2" table:formula="of:=IF([.D113]&lt;[.B$98];&quot;discard&quot;;&quot; &quot;)" office:value-type="string" office:string-value=" ">
            <text:p><text:s/></text:p>
          </table:table-cell>
          <table:table-cell table:style-name="ce9" table:formula="of:=[.H104]*[.$B$92]*[.$H$97]/[.$J104]*[.$B$95]" office:value-type="float" office:value="-23730.0625279058">
            <text:p>-23730.1</text:p>
          </table:table-cell>
          <table:table-cell table:style-name="ce9" table:formula="of:=[.I104]*[.$H$97]/[.$J104]*[.$B$95]" office:value-type="float" office:value="308.565620751413">
            <text:p>308.6</text:p>
          </table:table-cell>
          <table:table-cell table:style-name="ce2" table:formula="of:=IF(OR(ABS([.F113]&gt;[.H$92]/2);ABS([.G113]&gt;[.H$93]/2));&quot;discard&quot;;&quot; &quot;)" office:value-type="string" office:string-value="discard">
            <text:p>discard</text:p>
          </table:table-cell>
          <table:table-cell table:number-columns-repeated="4"/>
        </table:table-row>
        <table:table-row table:style-name="ro1">
          <table:table-cell table:style-name="ce7" office:value-type="string">
            <text:p>Rigel</text:p>
          </table:table-cell>
          <table:table-cell table:style-name="ce9" table:formula="of:=[.H105]+[.B$96]" office:value-type="float" office:value="-2567.09905">
            <text:p>-2567.1</text:p>
          </table:table-cell>
          <table:table-cell table:style-name="ce9" table:formula="of:=[.I105]" office:value-type="float" office:value="-377.40051">
            <text:p>-377.4</text:p>
          </table:table-cell>
          <table:table-cell table:style-name="ce9" table:formula="of:=[.J105]-[.B$97]" office:value-type="float" office:value="516.01106">
            <text:p>516.0</text:p>
          </table:table-cell>
          <table:table-cell table:style-name="ce2" table:formula="of:=IF([.D114]&lt;[.B$98];&quot;discard&quot;;&quot; &quot;)" office:value-type="string" office:string-value=" ">
            <text:p><text:s/></text:p>
          </table:table-cell>
          <table:table-cell table:style-name="ce9" table:formula="of:=[.H105]*[.$B$92]*[.$H$97]/[.$J105]*[.$B$95]" office:value-type="float" office:value="-2487.44576327492">
            <text:p>-2487.4</text:p>
          </table:table-cell>
          <table:table-cell table:style-name="ce9" table:formula="of:=[.I105]*[.$H$97]/[.$J105]*[.$B$95]" office:value-type="float" office:value="-36.5690330358423">
            <text:p>-36.6</text:p>
          </table:table-cell>
          <table:table-cell table:style-name="ce2" table:formula="of:=IF(OR(ABS([.F114]&gt;[.H$92]/2);ABS([.G114]&gt;[.H$93]/2));&quot;discard&quot;;&quot; &quot;)" office:value-type="string" office:string-value=" ">
            <text:p><text:s/>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irius</text:p>
          </table:table-cell>
          <table:table-cell table:style-name="ce9" table:formula="of:=[.H106]+[.B$96]" office:value-type="float" office:value="-24.76731">
            <text:p>-24.8</text:p>
          </table:table-cell>
          <table:table-cell table:style-name="ce9" table:formula="of:=[.I106]" office:value-type="float" office:value="-7.58485">
            <text:p>-7.6</text:p>
          </table:table-cell>
          <table:table-cell table:style-name="ce9" table:formula="of:=[.J106]-[.B$97]" office:value-type="float" office:value="-4.94323">
            <text:p>-4.9</text:p>
          </table:table-cell>
          <table:table-cell table:style-name="ce2" table:formula="of:=IF([.D115]&lt;[.B$98];&quot;discard&quot;;&quot; &quot;)" office:value-type="string" office:string-value="discard">
            <text:p>discard</text:p>
          </table:table-cell>
          <table:table-cell table:style-name="ce9" table:formula="of:=[.H106]*[.$B$92]*[.$H$97]/[.$J106]*[.$B$95]" office:value-type="float" office:value="2505.17475415872">
            <text:p>2505.2</text:p>
          </table:table-cell>
          <table:table-cell table:style-name="ce9" table:formula="of:=[.I106]*[.$H$97]/[.$J106]*[.$B$95]" office:value-type="float" office:value="76.7195740436921">
            <text:p>76.7</text:p>
          </table:table-cell>
          <table:table-cell table:style-name="ce2" table:formula="of:=IF(OR(ABS([.F115]&gt;[.H$92]/2);ABS([.G115]&gt;[.H$93]/2));&quot;discard&quot;;&quot; &quot;)" office:value-type="string" office:string-value="discard">
            <text:p>discard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olaris</text:p>
          </table:table-cell>
          <table:table-cell table:style-name="ce9" table:formula="of:=[.H107]+[.B$96]" office:value-type="float" office:value="-10.47629">
            <text:p>-10.5</text:p>
          </table:table-cell>
          <table:table-cell table:style-name="ce9" table:formula="of:=[.I107]" office:value-type="float" office:value="1326.14909">
            <text:p>1326.1</text:p>
          </table:table-cell>
          <table:table-cell table:style-name="ce9" table:formula="of:=[.J107]-[.B$97]" office:value-type="float" office:value="13.431">
            <text:p>13.4</text:p>
          </table:table-cell>
          <table:table-cell table:style-name="ce2" table:formula="of:=IF([.D116]&lt;[.B$98];&quot;discard&quot;;&quot; &quot;)" office:value-type="string" office:string-value="discard">
            <text:p>discard</text:p>
          </table:table-cell>
          <table:table-cell table:style-name="ce9" table:formula="of:=[.H107]*[.$B$92]*[.$H$97]/[.$J107]*[.$B$95]" office:value-type="float" office:value="-390.004095004095">
            <text:p>-390.0</text:p>
          </table:table-cell>
          <table:table-cell table:style-name="ce9" table:formula="of:=[.I107]*[.$H$97]/[.$J107]*[.$B$95]" office:value-type="float" office:value="4936.89632194178">
            <text:p>4936.9</text:p>
          </table:table-cell>
          <table:table-cell table:style-name="ce2" table:formula="of:=IF(OR(ABS([.F116]&gt;[.H$92]/2);ABS([.G116]&gt;[.H$93]/2));&quot;discard&quot;;&quot; &quot;)" office:value-type="string" office:string-value="discard">
            <text:p>discard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>
            <text:p>proper</text:p>
          </table:table-cell>
          <table:table-cell table:style-name="ce4" office:value-type="string">
            <text:p>d1 (cm)</text:p>
          </table:table-cell>
          <table:table-cell table:style-name="ce4" office:value-type="string">
            <text:p>d1 (pc)</text:p>
          </table:table-cell>
          <table:table-cell table:style-name="ce4" office:value-type="string">
            <text:p>absmag</text:p>
          </table:table-cell>
          <table:table-cell table:style-name="ce4" office:value-type="string">
            <text:p>mag</text:p>
          </table:table-cell>
          <table:table-cell table:number-columns-repeated="7"/>
        </table:table-row>
        <table:table-row table:style-name="ro1">
          <table:table-cell table:style-name="ce7" office:value-type="string">
            <text:p>(test)</text:p>
          </table:table-cell>
          <table:table-cell table:style-name="ce9" table:formula="of:=SQRT([.B111]^2+[.C111]^2+[.D111]^2)" office:value-type="float" office:value="15.0332963783729">
            <text:p>15.0</text:p>
          </table:table-cell>
          <table:table-cell table:style-name="ce8" table:formula="of:=[.B119]/[.B$92]" office:value-type="float" office:value="1.50332963783729">
            <text:p>1.50</text:p>
          </table:table-cell>
          <table:table-cell table:style-name="ce8" office:value-type="float" office:value="4">
            <text:p>4.00</text:p>
          </table:table-cell>
          <table:table-cell table:style-name="ce8" table:formula="of:=[.D119]+5*(LOG([.C119])-1)" office:value-type="float" office:value="-0.114728902131498">
            <text:p>-0.11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lpheratz</text:p>
          </table:table-cell>
          <table:table-cell table:style-name="ce9" table:formula="of:=SQRT([.B112]^2+[.C112]^2+[.D112]^2)" office:value-type="float" office:value="297.440923201002">
            <text:p>297.4</text:p>
          </table:table-cell>
          <table:table-cell table:style-name="ce8" table:formula="of:=[.B120]/[.B$92]" office:value-type="float" office:value="29.7440923201002">
            <text:p>29.74</text:p>
          </table:table-cell>
          <table:table-cell table:style-name="ce8" office:value-type="float" office:value="-0.297">
            <text:p>-0.30</text:p>
          </table:table-cell>
          <table:table-cell table:style-name="ce8" table:formula="of:=[.D120]+5*(LOG([.C120])-1)" office:value-type="float" office:value="2.07000360199385">
            <text:p>2.07</text:p>
          </table:table-cell>
          <table:table-cell table:number-columns-repeated="7"/>
        </table:table-row>
        <table:table-row table:style-name="ro1">
          <table:table-cell table:style-name="ce7" office:value-type="string">
            <text:p>Betelgeuse</text:p>
          </table:table-cell>
          <table:table-cell table:style-name="ce9" table:formula="of:=SQRT([.B113]^2+[.C113]^2+[.D113]^2)" office:value-type="float" office:value="1526.71988179134">
            <text:p>1526.7</text:p>
          </table:table-cell>
          <table:table-cell table:style-name="ce8" table:formula="of:=[.B121]/[.B$92]" office:value-type="float" office:value="152.671988179134">
            <text:p>152.67</text:p>
          </table:table-cell>
          <table:table-cell table:style-name="ce8" office:value-type="float" office:value="-5.469">
            <text:p>-5.47</text:p>
          </table:table-cell>
          <table:table-cell table:style-name="ce8" table:formula="of:=[.D121]+5*(LOG([.C121])-1)" office:value-type="float" office:value="0.449796806264534">
            <text:p>0.45</text:p>
          </table:table-cell>
          <table:table-cell table:number-columns-repeated="7"/>
        </table:table-row>
        <table:table-row table:style-name="ro1">
          <table:table-cell table:style-name="ce7" office:value-type="string">
            <text:p>Rigel</text:p>
          </table:table-cell>
          <table:table-cell table:style-name="ce9" table:formula="of:=SQRT([.B114]^2+[.C114]^2+[.D114]^2)" office:value-type="float" office:value="2645.50488404416">
            <text:p>2645.5</text:p>
          </table:table-cell>
          <table:table-cell table:style-name="ce8" table:formula="of:=[.B122]/[.B$92]" office:value-type="float" office:value="264.550488404416">
            <text:p>264.55</text:p>
          </table:table-cell>
          <table:table-cell table:style-name="ce8" office:value-type="float" office:value="-6.933">
            <text:p>-6.93</text:p>
          </table:table-cell>
          <table:table-cell table:style-name="ce8" table:formula="of:=[.D122]+5*(LOG([.C122])-1)" office:value-type="float" office:value="0.179542838245062">
            <text:p>0.18</text:p>
          </table:table-cell>
          <table:table-cell table:number-columns-repeated="7"/>
        </table:table-row>
        <table:table-row table:style-name="ro1">
          <table:table-cell table:style-name="ce7" office:value-type="string">
            <text:p>Sirius</text:p>
          </table:table-cell>
          <table:table-cell table:style-name="ce9" table:formula="of:=SQRT([.B115]^2+[.C115]^2+[.D115]^2)" office:value-type="float" office:value="26.3701558014264">
            <text:p>26.4</text:p>
          </table:table-cell>
          <table:table-cell table:style-name="ce8" table:formula="of:=[.B123]/[.B$92]" office:value-type="float" office:value="2.63701558014264">
            <text:p>2.64</text:p>
          </table:table-cell>
          <table:table-cell table:style-name="ce8" office:value-type="float" office:value="1.454">
            <text:p>1.45</text:p>
          </table:table-cell>
          <table:table-cell table:style-name="ce8" table:formula="of:=[.D123]+5*(LOG([.C123])-1)" office:value-type="float" office:value="-1.44043652139691">
            <text:p>-1.44</text:p>
          </table:table-cell>
          <table:table-cell table:number-columns-repeated="7"/>
        </table:table-row>
        <table:table-row table:style-name="ro1">
          <table:table-cell table:style-name="ce7" office:value-type="string">
            <text:p>Polaris</text:p>
          </table:table-cell>
          <table:table-cell table:style-name="ce9" table:formula="of:=SQRT([.B116]^2+[.C116]^2+[.D116]^2)" office:value-type="float" office:value="1326.258479076">
            <text:p>1326.3</text:p>
          </table:table-cell>
          <table:table-cell table:style-name="ce8" table:formula="of:=[.B124]/[.B$92]" office:value-type="float" office:value="132.6258479076">
            <text:p>132.63</text:p>
          </table:table-cell>
          <table:table-cell table:style-name="ce8" office:value-type="float" office:value="-3.643">
            <text:p>-3.64</text:p>
          </table:table-cell>
          <table:table-cell table:style-name="ce8" table:formula="of:=[.D124]+5*(LOG([.C124])-1)" office:value-type="float" office:value="1.97014086731475">
            <text:p>1.97</text:p>
          </table:table-cell>
          <table:table-cell table:number-columns-repeated="7"/>
        </table:table-row>
      </table:table>
      <table:table table:name="Public functions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It makes sense to compute RA, DEC, and distance as needed rather than include them in the star_table.</text:p>
          </table:table-cell>
          <table:table-cell table:number-columns-repeated="11"/>
        </table:table-row>
        <table:table-row table:style-name="ro1">
          <table:table-cell office:value-type="string">
            <text:p>Typically this will be done only occasionally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Star Table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# id</text:p>
          </table:table-cell>
          <table:table-cell table:style-name="ce4" office:value-type="string">
            <text:p>proper</text:p>
          </table:table-cell>
          <table:table-cell table:style-name="ce4" office:value-type="string">
            <text:p>con</text:p>
          </table:table-cell>
          <table:table-cell table:style-name="ce4" office:value-type="string">
            <text:p>ra (deg)</text:p>
          </table:table-cell>
          <table:table-cell table:style-name="ce4" office:value-type="string">
            <text:p>dec (deg)</text:p>
          </table:table-cell>
          <table:table-cell table:style-name="ce4" office:value-type="string">
            <text:p>dist (pc)</text:p>
          </table:table-cell>
          <table:table-cell table:style-name="ce4" office:value-type="string">
            <text:p>x (pc)</text:p>
          </table:table-cell>
          <table:table-cell table:style-name="ce4" office:value-type="string">
            <text:p>y (pc)</text:p>
          </table:table-cell>
          <table:table-cell table:style-name="ce4" office:value-type="string">
            <text:p>z (pc)</text:p>
          </table:table-cell>
          <table:table-cell table:style-name="ce4" office:value-type="string">
            <text:p>mag</text:p>
          </table:table-cell>
          <table:table-cell table:style-name="ce4" office:value-type="string">
            <text:p>absmag</text:p>
          </table:table-cell>
          <table:table-cell table:style-name="ce13" office:value-type="string">
            <text:p>ci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style-name="ce2" office:value-type="string">
            <text:p>Alpheratz</text:p>
          </table:table-cell>
          <table:table-cell table:style-name="ce2" office:value-type="string">
            <text:p>And</text:p>
          </table:table-cell>
          <table:table-cell office:value-type="float" office:value="0.139791">
            <text:p>0.139791</text:p>
          </table:table-cell>
          <table:table-cell office:value-type="float" office:value="29.090432">
            <text:p>29.090432</text:p>
          </table:table-cell>
          <table:table-cell office:value-type="float" office:value="29.7442">
            <text:p>29.7442</text:p>
          </table:table-cell>
          <table:table-cell office:value-type="float" office:value="25.974572">
            <text:p>25.974572</text:p>
          </table:table-cell>
          <table:table-cell office:value-type="float" office:value="0.951042">
            <text:p>0.951042</text:p>
          </table:table-cell>
          <table:table-cell office:value-type="float" office:value="14.461264">
            <text:p>14.461264</text:p>
          </table:table-cell>
          <table:table-cell office:value-type="float" office:value="2.07">
            <text:p>2.07</text:p>
          </table:table-cell>
          <table:table-cell office:value-type="float" office:value="-0.297">
            <text:p>-0.297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office:value-type="float" office:value="27919">
            <text:p>27919</text:p>
          </table:table-cell>
          <table:table-cell table:style-name="ce2" office:value-type="string">
            <text:p>Betelgeuse</text:p>
          </table:table-cell>
          <table:table-cell table:style-name="ce2" office:value-type="string">
            <text:p>Ori</text:p>
          </table:table-cell>
          <table:table-cell office:value-type="float" office:value="5.919529">
            <text:p>5.919529</text:p>
          </table:table-cell>
          <table:table-cell office:value-type="float" office:value="7.407063">
            <text:p>7.407063</text:p>
          </table:table-cell>
          <table:table-cell office:value-type="float" office:value="152.6718">
            <text:p>152.6718</text:p>
          </table:table-cell>
          <table:table-cell office:value-type="float" office:value="3.189296">
            <text:p>3.189296</text:p>
          </table:table-cell>
          <table:table-cell office:value-type="float" office:value="151.364387">
            <text:p>151.364387</text:p>
          </table:table-cell>
          <table:table-cell office:value-type="float" office:value="19.682142">
            <text:p>19.682142</text:p>
          </table:table-cell>
          <table:table-cell office:value-type="float" office:value="0.45">
            <text:p>0.45</text:p>
          </table:table-cell>
          <table:table-cell office:value-type="float" office:value="-5.469">
            <text:p>-5.469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office:value-type="float" office:value="24378">
            <text:p>24378</text:p>
          </table:table-cell>
          <table:table-cell table:style-name="ce2" office:value-type="string">
            <text:p>Rigel</text:p>
          </table:table-cell>
          <table:table-cell table:style-name="ce2" office:value-type="string">
            <text:p>Ori</text:p>
          </table:table-cell>
          <table:table-cell office:value-type="float" office:value="5.242298">
            <text:p>5.242298</text:p>
          </table:table-cell>
          <table:table-cell office:value-type="float" office:value="-8.20164">
            <text:p>-8.20164</text:p>
          </table:table-cell>
          <table:table-cell office:value-type="float" office:value="264.5503">
            <text:p>264.5503</text:p>
          </table:table-cell>
          <table:table-cell office:value-type="float" office:value="51.601106">
            <text:p>51.601106</text:p>
          </table:table-cell>
          <table:table-cell office:value-type="float" office:value="256.709905">
            <text:p>256.709905</text:p>
          </table:table-cell>
          <table:table-cell office:value-type="float" office:value="-37.740051">
            <text:p>-37.740051</text:p>
          </table:table-cell>
          <table:table-cell office:value-type="float" office:value="0.18">
            <text:p>0.18</text:p>
          </table:table-cell>
          <table:table-cell office:value-type="float" office:value="-6.933">
            <text:p>-6.933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office:value-type="float" office:value="32263">
            <text:p>32263</text:p>
          </table:table-cell>
          <table:table-cell table:style-name="ce2" office:value-type="string">
            <text:p>Sirius</text:p>
          </table:table-cell>
          <table:table-cell table:style-name="ce2" office:value-type="string">
            <text:p>CMa</text:p>
          </table:table-cell>
          <table:table-cell office:value-type="float" office:value="6.752481">
            <text:p>6.752481</text:p>
          </table:table-cell>
          <table:table-cell office:value-type="float" office:value="-16.716116">
            <text:p>-16.716116</text:p>
          </table:table-cell>
          <table:table-cell office:value-type="float" office:value="2.6371">
            <text:p>2.6371</text:p>
          </table:table-cell>
          <table:table-cell office:value-type="float" office:value="-0.494323">
            <text:p>-0.494323</text:p>
          </table:table-cell>
          <table:table-cell office:value-type="float" office:value="2.476731">
            <text:p>2.476731</text:p>
          </table:table-cell>
          <table:table-cell office:value-type="float" office:value="-0.758485">
            <text:p>-0.758485</text:p>
          </table:table-cell>
          <table:table-cell office:value-type="float" office:value="-1.44">
            <text:p>-1.44</text:p>
          </table:table-cell>
          <table:table-cell office:value-type="float" office:value="1.454">
            <text:p>1.454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 office:value-type="float" office:value="11734">
            <text:p>11734</text:p>
          </table:table-cell>
          <table:table-cell table:style-name="ce2" office:value-type="string">
            <text:p>Polaris</text:p>
          </table:table-cell>
          <table:table-cell table:style-name="ce2" office:value-type="string">
            <text:p>UMi</text:p>
          </table:table-cell>
          <table:table-cell office:value-type="float" office:value="2.52975">
            <text:p>2.52975</text:p>
          </table:table-cell>
          <table:table-cell office:value-type="float" office:value="89.264109">
            <text:p>89.264109</text:p>
          </table:table-cell>
          <table:table-cell office:value-type="float" office:value="132.626">
            <text:p>132.626</text:p>
          </table:table-cell>
          <table:table-cell office:value-type="float" office:value="1.3431">
            <text:p>1.3431</text:p>
          </table:table-cell>
          <table:table-cell office:value-type="float" office:value="1.047629">
            <text:p>1.047629</text:p>
          </table:table-cell>
          <table:table-cell office:value-type="float" office:value="132.614909">
            <text:p>132.614909</text:p>
          </table:table-cell>
          <table:table-cell office:value-type="float" office:value="1.97">
            <text:p>1.97</text:p>
          </table:table-cell>
          <table:table-cell office:value-type="float" office:value="-3.643">
            <text:p>-3.643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8"/>
          <table:table-cell table:style-name="ce5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x</text:p>
          </table:table-cell>
          <table:table-cell office:value-type="string">
            <text:p><text:s/>= star position in the direction of the vernal equinox (at epoch 2000)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<text:s/>= star position in the direction of R.A. 6 hours, declination 0 degrees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z</text:p>
          </table:table-cell>
          <table:table-cell office:value-type="string">
            <text:p><text:s/>= star position in the direction towards the north celestial pole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pan</text:p>
          </table:table-cell>
          <table:table-cell office:value-type="string">
            <text:p><text:s/>= angle to rotate right (degrees)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ilt</text:p>
          </table:table-cell>
          <table:table-cell office:value-type="string">
            <text:p><text:s/>= angle to rotate up (degrees)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Functions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RA(pan)</text:p>
          </table:table-cell>
          <table:table-cell office:value-type="string">
            <text:p>right ascension at center of screen (hr)</text:p>
          </table:table-cell>
          <table:table-cell table:number-columns-repeated="2"/>
          <table:table-cell table:style-name="ce4" office:value-type="string">
            <text:p>pan (deg)</text:p>
          </table:table-cell>
          <table:table-cell table:style-name="ce4" office:value-type="string">
            <text:p>RA (hr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style-name="ce14" table:formula="of:=[.E22]/15" office:value-type="float" office:value="12">
            <text:p>12.0000</text:p>
          </table:table-cell>
          <table:table-cell office:value-type="string">
            <text:p><text:s/>return pan / 15; (hours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>
            <text:p>RA(index)</text:p>
          </table:table-cell>
          <table:table-cell office:value-type="string">
            <text:p>right ascension of star (hr)</text:p>
          </table:table-cell>
          <table:table-cell table:number-columns-repeated="2"/>
          <table:table-cell table:style-name="ce4" office:value-type="string">
            <text:p>x (pc)</text:p>
          </table:table-cell>
          <table:table-cell table:style-name="ce4" office:value-type="string">
            <text:p>y (pc)</text:p>
          </table:table-cell>
          <table:table-cell table:style-name="ce4" office:value-type="string">
            <text:p>RA (hr)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 table:style-name="ce15" office:value-type="string">
            <text:p>error</text:p>
          </table:table-cell>
          <table:table-cell office:value-type="string">
            <text:p><text:s/>if (x==0 and y==0) return error;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4" table:formula="of:=IF([.F27]&lt;0;18;6)" office:value-type="float" office:value="6">
            <text:p>6.0000</text:p>
          </table:table-cell>
          <table:table-cell office:value-type="string">
            <text:p><text:s/>if <text:s/>(x==0) return (if (y&lt;0);18; 6);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table:formula="of:=DEGREES(ATAN([.F28]/[.E28]))/15" office:value-type="float" office:value="0">
            <text:p>0.0000</text:p>
          </table:table-cell>
          <table:table-cell office:value-type="string">
            <text:p><text:s/>if (x&gt;0 and y &gt;= 0) return (atan(y/x) / 15;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table:style-name="ce14" table:formula="of:=DEGREES(ATAN([.F29]/[.E29]))/15" office:value-type="float" office:value="3">
            <text:p>3.0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ce14" table:formula="of:=DEGREES(ATAN([.F30]/[.E30]))/15+24" office:value-type="float" office:value="21">
            <text:p>21.0000</text:p>
          </table:table-cell>
          <table:table-cell office:value-type="string">
            <text:p><text:s/>if (x&gt;0 and y&lt;0) return (atan(y/x) / 15 + 24;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14" table:formula="of:=DEGREES(ATAN([.F31]/[.E31]))/15+12" office:value-type="float" office:value="12">
            <text:p>12.0000</text:p>
          </table:table-cell>
          <table:table-cell office:value-type="string">
            <text:p><text:s/>if (x&lt;0) return (atan(y/x) / 15 +12;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style-name="ce14" table:formula="of:=DEGREES(ATAN([.F32]/[.E32]))/15+12" office:value-type="float" office:value="9">
            <text:p>9.00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-1">
            <text:p>-1</text:p>
          </table:table-cell>
          <table:table-cell table:style-name="ce14" table:formula="of:=DEGREES(ATAN([.F33]/[.E33]))/15+12" office:value-type="float" office:value="15">
            <text:p>15.0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.974572">
            <text:p>25.974572</text:p>
          </table:table-cell>
          <table:table-cell office:value-type="float" office:value="0.951042">
            <text:p>0.951042</text:p>
          </table:table-cell>
          <table:table-cell table:style-name="ce14" table:formula="of:=DEGREES(ATAN([.F34]/[.E34]))/15" office:value-type="float" office:value="0.139794057161858">
            <text:p>0.1398</text:p>
          </table:table-cell>
          <table:table-cell office:value-type="string">
            <text:p><text:s/>example: Alpheratz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t may be possible to find something in a math library to do this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C(tilt)</text:p>
          </table:table-cell>
          <table:table-cell office:value-type="string">
            <text:p>declination at center of screen (deg)</text:p>
          </table:table-cell>
          <table:table-cell table:number-columns-repeated="2"/>
          <table:table-cell table:style-name="ce4" office:value-type="string">
            <text:p>tilt (deg)</text:p>
          </table:table-cell>
          <table:table-cell table:style-name="ce4" office:value-type="string">
            <text:p>DEC (deg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-[.E38]" office:value-type="float" office:value="-45">
            <text:p>-45</text:p>
          </table:table-cell>
          <table:table-cell office:value-type="string">
            <text:p><text:s/>return -tilt (deg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C(index)</text:p>
          </table:table-cell>
          <table:table-cell office:value-type="string">
            <text:p>declination of star (deg)</text:p>
          </table:table-cell>
          <table:table-cell table:number-columns-repeated="2"/>
          <table:table-cell table:style-name="ce4" office:value-type="string">
            <text:p>x (pc)</text:p>
          </table:table-cell>
          <table:table-cell table:style-name="ce4" office:value-type="string">
            <text:p>y (pc)</text:p>
          </table:table-cell>
          <table:table-cell table:style-name="ce4" office:value-type="string">
            <text:p>z (pc)</text:p>
          </table:table-cell>
          <table:table-cell table:style-name="ce4" office:value-type="string">
            <text:p>DEC (deg)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table:formula="of:=90*SIGN([.G41])" office:value-type="float" office:value="90">
            <text:p>90.0000</text:p>
          </table:table-cell>
          <table:table-cell office:value-type="string">
            <text:p><text:s/>if (x==0 and y==0) return 90 * sign(z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4" table:formula="of:=DEGREES(ATAN([.G42]/SQRT([.E42]^2+[.F42]^2)))" office:value-type="float" office:value="-45">
            <text:p>-45.0000</text:p>
          </table:table-cell>
          <table:table-cell office:value-type="string">
            <text:p><text:s/>return atan(z / sqrt(x^2 + y^2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.974572">
            <text:p>25.974572</text:p>
          </table:table-cell>
          <table:table-cell office:value-type="float" office:value="0.951042">
            <text:p>0.951042</text:p>
          </table:table-cell>
          <table:table-cell office:value-type="float" office:value="14.461264">
            <text:p>14.461264</text:p>
          </table:table-cell>
          <table:table-cell table:style-name="ce14" table:formula="of:=DEGREES(ATAN([.G43]/SQRT([.E43]^2+[.F43]^2)))" office:value-type="float" office:value="29.0904316150645">
            <text:p>29.0904</text:p>
          </table:table-cell>
          <table:table-cell office:value-type="string">
            <text:p><text:s/>example: Alpheratz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14"/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scientific-number number:decimal-places="6" number:min-integer-digits="1" number:min-exponent-digits="3"/>
    </number:number-style>
    <number:number-style style:name="N121">
      <number:scientific-number number:decimal-places="4" number:min-integer-digits="1" number:min-exponent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8">01/28/2023</text:date>, <text:time>14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Cooper</meta:initial-creator>
    <meta:creation-date>2023-01-24T14:37:34.51</meta:creation-date>
    <dc:date>2023-01-28T14:25:48.96</dc:date>
    <dc:creator>Jennifer Cooper</dc:creator>
    <meta:editing-duration>PT16H44M46S</meta:editing-duration>
    <meta:editing-cycles>42</meta:editing-cycles>
    <meta:generator>OpenOffice/4.1.3$Win32 OpenOffice.org_project/413m1$Build-9783</meta:generator>
    <meta:document-statistic meta:table-count="3" meta:cell-count="600" meta:object-count="0"/>
  </office:meta>
</office:document-meta>
</file>